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e423" officeooo:paragraph-rsid="0019e42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a0a4f" officeooo:paragraph-rsid="001a0a4f"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a0a4f" officeooo:paragraph-rsid="001c00f4"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a0a4f" officeooo:paragraph-rsid="001ce543"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a0a4f" officeooo:paragraph-rsid="001a0a4f"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a0a4f" officeooo:paragraph-rsid="001c00f4" style:font-weight-asian="normal" style:font-weight-complex="normal"/>
    </style:style>
    <style:style style:name="P7" style:family="paragraph" style:parent-style-name="Standard">
      <style:paragraph-properties fo:text-align="start" style:justify-single-word="false"/>
      <style:text-properties fo:font-style="italic" style:text-underline-style="none" fo:font-weight="normal" officeooo:rsid="001a0a4f" officeooo:paragraph-rsid="0030cb33"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normal" style:text-underline-style="none" fo:font-weight="normal" officeooo:rsid="001a0a4f" officeooo:paragraph-rsid="001ce543"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style:text-underline-style="none" fo:font-weight="normal" officeooo:rsid="001a0a4f" officeooo:paragraph-rsid="0026b538"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officeooo:rsid="001a0a4f" officeooo:paragraph-rsid="00278999"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none" fo:font-weight="normal" officeooo:rsid="0033a916" officeooo:paragraph-rsid="0033a916"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rsid="0033a916" officeooo:paragraph-rsid="0034d048"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rsid="0033a916" officeooo:paragraph-rsid="00374bb3"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33a916" officeooo:paragraph-rsid="003c216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33a916" officeooo:paragraph-rsid="0042b550"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33a916" officeooo:paragraph-rsid="0044dc90"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33a916" officeooo:paragraph-rsid="004aa3db"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33a916" officeooo:paragraph-rsid="004dd05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33a916" officeooo:paragraph-rsid="00515116"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33a916" officeooo:paragraph-rsid="00558ab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33a916" officeooo:paragraph-rsid="005768df"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33a916" officeooo:paragraph-rsid="00598ee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33a916" officeooo:paragraph-rsid="005a33a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33a916" officeooo:paragraph-rsid="005e6397"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3a916" officeooo:paragraph-rsid="0060c41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33a916" officeooo:paragraph-rsid="00623b7d"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33a916" officeooo:paragraph-rsid="0063f7d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33a916" officeooo:paragraph-rsid="006ad8e7"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33a916" officeooo:paragraph-rsid="006db5a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33a916" officeooo:paragraph-rsid="00714e64"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33a916" officeooo:paragraph-rsid="0071574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33a916" officeooo:paragraph-rsid="0074f852"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33a916" officeooo:paragraph-rsid="0076b11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33a916" officeooo:paragraph-rsid="007ddd99"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33a916" officeooo:paragraph-rsid="0081a10a"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33a916" officeooo:paragraph-rsid="0084fbc2"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33a916" officeooo:paragraph-rsid="0087a3b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33a916" officeooo:paragraph-rsid="008bcfba"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33a916" officeooo:paragraph-rsid="0093b7bf"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33a916" officeooo:paragraph-rsid="00979828"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33a916" officeooo:paragraph-rsid="009ad9f0"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33a916" officeooo:paragraph-rsid="009d2421"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33a916" officeooo:paragraph-rsid="00a2331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33a916" officeooo:paragraph-rsid="00a3b663"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33a916" officeooo:paragraph-rsid="00a7fa38"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33a916" officeooo:paragraph-rsid="00a9f886"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33a916" officeooo:paragraph-rsid="00aca6a5"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33a916" officeooo:paragraph-rsid="00af173c"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33a916" officeooo:paragraph-rsid="00b0ac7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33a916" officeooo:paragraph-rsid="00b1bd38"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33a916" officeooo:paragraph-rsid="00b2dce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33a916" officeooo:paragraph-rsid="00b8136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33a916" officeooo:paragraph-rsid="00b9fec5"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none" fo:font-weight="normal" officeooo:rsid="0033a916" officeooo:paragraph-rsid="00bb6d6d"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33a916" officeooo:paragraph-rsid="00bf772d"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33a916" officeooo:paragraph-rsid="00c28a96"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33a916" officeooo:paragraph-rsid="00c2ba8f"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33a916" officeooo:paragraph-rsid="00c46a59"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33a916" officeooo:paragraph-rsid="00c620e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c46a59" officeooo:paragraph-rsid="00c46a5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a0a4f" officeooo:paragraph-rsid="0024604b" style:font-style-asian="normal" style:font-weight-asian="bold" style:font-style-complex="normal" style:font-weight-complex="bold"/>
    </style:style>
    <style:style style:name="T1" style:family="text">
      <style:text-properties officeooo:rsid="001a8a5d"/>
    </style:style>
    <style:style style:name="T2" style:family="text">
      <style:text-properties officeooo:rsid="001c00f4"/>
    </style:style>
    <style:style style:name="T3" style:family="text">
      <style:text-properties officeooo:rsid="001c6a61"/>
    </style:style>
    <style:style style:name="T4" style:family="text">
      <style:text-properties officeooo:rsid="001ce543"/>
    </style:style>
    <style:style style:name="T5" style:family="text">
      <style:text-properties officeooo:rsid="001e2274"/>
    </style:style>
    <style:style style:name="T6" style:family="text">
      <style:text-properties officeooo:rsid="001fa49b"/>
    </style:style>
    <style:style style:name="T7" style:family="text">
      <style:text-properties officeooo:rsid="0024604b"/>
    </style:style>
    <style:style style:name="T8" style:family="text">
      <style:text-properties officeooo:rsid="0024c45d"/>
    </style:style>
    <style:style style:name="T9" style:family="text">
      <style:text-properties fo:font-style="normal" officeooo:rsid="0030cb33" style:font-style-asian="normal" style:font-style-complex="normal"/>
    </style:style>
    <style:style style:name="T10" style:family="text">
      <style:text-properties fo:font-style="normal" officeooo:rsid="0030f386" style:font-style-asian="normal" style:font-style-complex="normal"/>
    </style:style>
    <style:style style:name="T11" style:family="text">
      <style:text-properties fo:font-style="normal" officeooo:rsid="00327c49" style:font-style-asian="normal" style:font-style-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24604b" style:font-weight-asian="bold" style:font-weight-complex="bold"/>
    </style:style>
    <style:style style:name="T14" style:family="text">
      <style:text-properties style:text-underline-style="solid" style:text-underline-width="auto" style:text-underline-color="font-color" fo:font-weight="bold" officeooo:rsid="00292141" style:font-weight-asian="bold" style:font-weight-complex="bold"/>
    </style:style>
    <style:style style:name="T15" style:family="text">
      <style:text-properties style:text-underline-style="solid" style:text-underline-width="auto" style:text-underline-color="font-color" fo:font-weight="bold" officeooo:rsid="002aa41e" style:font-weight-asian="bold" style:font-weight-complex="bold"/>
    </style:style>
    <style:style style:name="T16" style:family="text">
      <style:text-properties style:text-underline-style="solid" style:text-underline-width="auto" style:text-underline-color="font-color" fo:font-weight="bold" officeooo:rsid="002f54d0" style:font-weight-asian="bold" style:font-weight-complex="bold"/>
    </style:style>
    <style:style style:name="T17" style:family="text">
      <style:text-properties style:text-underline-style="solid" style:text-underline-width="auto" style:text-underline-color="font-color" fo:font-weight="bold" officeooo:rsid="0030cb33" style:font-weight-asian="bold" style:font-weight-complex="bold"/>
    </style:style>
    <style:style style:name="T18" style:family="text">
      <style:text-properties style:text-underline-style="solid" style:text-underline-width="auto" style:text-underline-color="font-color" fo:font-weight="bold" officeooo:rsid="00327c49" style:font-weight-asian="bold" style:font-weight-complex="bold"/>
    </style:style>
    <style:style style:name="T19" style:family="text">
      <style:text-properties style:text-underline-style="solid" style:text-underline-width="auto" style:text-underline-color="font-color" fo:font-weight="bold" officeooo:rsid="0034794a" style:font-weight-asian="bold" style:font-weight-complex="bold"/>
    </style:style>
    <style:style style:name="T20" style:family="text">
      <style:text-properties style:text-underline-style="solid" style:text-underline-width="auto" style:text-underline-color="font-color" fo:font-weight="bold" officeooo:rsid="0034d048" style:font-weight-asian="bold" style:font-weight-complex="bold"/>
    </style:style>
    <style:style style:name="T21" style:family="text">
      <style:text-properties style:text-underline-style="solid" style:text-underline-width="auto" style:text-underline-color="font-color" fo:font-weight="bold" officeooo:rsid="00374bb3" style:font-weight-asian="bold" style:font-weight-complex="bold"/>
    </style:style>
    <style:style style:name="T22" style:family="text">
      <style:text-properties style:text-underline-style="solid" style:text-underline-width="auto" style:text-underline-color="font-color" fo:font-weight="bold" officeooo:rsid="00386ff2" style:font-weight-asian="bold" style:font-weight-complex="bold"/>
    </style:style>
    <style:style style:name="T23" style:family="text">
      <style:text-properties style:text-underline-style="solid" style:text-underline-width="auto" style:text-underline-color="font-color" fo:font-weight="bold" officeooo:rsid="003c216d" style:font-weight-asian="bold" style:font-weight-complex="bold"/>
    </style:style>
    <style:style style:name="T24" style:family="text">
      <style:text-properties style:text-underline-style="solid" style:text-underline-width="auto" style:text-underline-color="font-color" fo:font-weight="bold" officeooo:rsid="0042b550" style:font-weight-asian="bold" style:font-weight-complex="bold"/>
    </style:style>
    <style:style style:name="T25" style:family="text">
      <style:text-properties style:text-underline-style="solid" style:text-underline-width="auto" style:text-underline-color="font-color" fo:font-weight="bold" officeooo:rsid="0044dc90" style:font-weight-asian="bold" style:font-weight-complex="bold"/>
    </style:style>
    <style:style style:name="T26" style:family="text">
      <style:text-properties style:text-underline-style="solid" style:text-underline-width="auto" style:text-underline-color="font-color" fo:font-weight="bold" officeooo:rsid="0045cae6" style:font-weight-asian="bold" style:font-weight-complex="bold"/>
    </style:style>
    <style:style style:name="T27" style:family="text">
      <style:text-properties style:text-underline-style="solid" style:text-underline-width="auto" style:text-underline-color="font-color" fo:font-weight="bold" officeooo:rsid="004718d7" style:font-weight-asian="bold" style:font-weight-complex="bold"/>
    </style:style>
    <style:style style:name="T28" style:family="text">
      <style:text-properties style:text-underline-style="solid" style:text-underline-width="auto" style:text-underline-color="font-color" fo:font-weight="bold" officeooo:rsid="0049494f" style:font-weight-asian="bold" style:font-weight-complex="bold"/>
    </style:style>
    <style:style style:name="T29" style:family="text">
      <style:text-properties style:text-underline-style="solid" style:text-underline-width="auto" style:text-underline-color="font-color" fo:font-weight="bold" officeooo:rsid="004aa3db" style:font-weight-asian="bold" style:font-weight-complex="bold"/>
    </style:style>
    <style:style style:name="T30" style:family="text">
      <style:text-properties style:text-underline-style="solid" style:text-underline-width="auto" style:text-underline-color="font-color" fo:font-weight="bold" officeooo:rsid="004f29b3" style:font-weight-asian="bold" style:font-weight-complex="bold"/>
    </style:style>
    <style:style style:name="T31" style:family="text">
      <style:text-properties style:text-underline-style="solid" style:text-underline-width="auto" style:text-underline-color="font-color" fo:font-weight="bold" officeooo:rsid="00503bc8" style:font-weight-asian="bold" style:font-weight-complex="bold"/>
    </style:style>
    <style:style style:name="T32" style:family="text">
      <style:text-properties style:text-underline-style="solid" style:text-underline-width="auto" style:text-underline-color="font-color" fo:font-weight="bold" officeooo:rsid="00515116" style:font-weight-asian="bold" style:font-weight-complex="bold"/>
    </style:style>
    <style:style style:name="T33" style:family="text">
      <style:text-properties style:text-underline-style="solid" style:text-underline-width="auto" style:text-underline-color="font-color" fo:font-weight="bold" officeooo:rsid="0052f69b" style:font-weight-asian="bold" style:font-weight-complex="bold"/>
    </style:style>
    <style:style style:name="T34" style:family="text">
      <style:text-properties style:text-underline-style="solid" style:text-underline-width="auto" style:text-underline-color="font-color" fo:font-weight="bold" officeooo:rsid="00558ab8" style:font-weight-asian="bold" style:font-weight-complex="bold"/>
    </style:style>
    <style:style style:name="T35" style:family="text">
      <style:text-properties style:text-underline-style="solid" style:text-underline-width="auto" style:text-underline-color="font-color" fo:font-weight="bold" officeooo:rsid="005a2cbe" style:font-weight-asian="bold" style:font-weight-complex="bold"/>
    </style:style>
    <style:style style:name="T36" style:family="text">
      <style:text-properties style:text-underline-style="solid" style:text-underline-width="auto" style:text-underline-color="font-color" fo:font-weight="bold" officeooo:rsid="005a33a8" style:font-weight-asian="bold" style:font-weight-complex="bold"/>
    </style:style>
    <style:style style:name="T37" style:family="text">
      <style:text-properties style:text-underline-style="solid" style:text-underline-width="auto" style:text-underline-color="font-color" fo:font-weight="bold" officeooo:rsid="005c0054" style:font-weight-asian="bold" style:font-weight-complex="bold"/>
    </style:style>
    <style:style style:name="T38" style:family="text">
      <style:text-properties style:text-underline-style="solid" style:text-underline-width="auto" style:text-underline-color="font-color" fo:font-weight="bold" officeooo:rsid="005e6397" style:font-weight-asian="bold" style:font-weight-complex="bold"/>
    </style:style>
    <style:style style:name="T39" style:family="text">
      <style:text-properties style:text-underline-style="solid" style:text-underline-width="auto" style:text-underline-color="font-color" fo:font-weight="bold" officeooo:rsid="0060c415" style:font-weight-asian="bold" style:font-weight-complex="bold"/>
    </style:style>
    <style:style style:name="T40" style:family="text">
      <style:text-properties style:text-underline-style="solid" style:text-underline-width="auto" style:text-underline-color="font-color" fo:font-weight="bold" officeooo:rsid="00636154" style:font-weight-asian="bold" style:font-weight-complex="bold"/>
    </style:style>
    <style:style style:name="T41" style:family="text">
      <style:text-properties style:text-underline-style="solid" style:text-underline-width="auto" style:text-underline-color="font-color" fo:font-weight="bold" officeooo:rsid="00640ea4" style:font-weight-asian="bold" style:font-weight-complex="bold"/>
    </style:style>
    <style:style style:name="T42" style:family="text">
      <style:text-properties style:text-underline-style="solid" style:text-underline-width="auto" style:text-underline-color="font-color" fo:font-weight="bold" officeooo:rsid="0065756c" style:font-weight-asian="bold" style:font-weight-complex="bold"/>
    </style:style>
    <style:style style:name="T43" style:family="text">
      <style:text-properties style:text-underline-style="solid" style:text-underline-width="auto" style:text-underline-color="font-color" fo:font-weight="bold" officeooo:rsid="006ad8e7" style:font-weight-asian="bold" style:font-weight-complex="bold"/>
    </style:style>
    <style:style style:name="T44" style:family="text">
      <style:text-properties style:text-underline-style="solid" style:text-underline-width="auto" style:text-underline-color="font-color" fo:font-weight="bold" officeooo:rsid="006bdec1" style:font-weight-asian="bold" style:font-weight-complex="bold"/>
    </style:style>
    <style:style style:name="T45" style:family="text">
      <style:text-properties style:text-underline-style="solid" style:text-underline-width="auto" style:text-underline-color="font-color" fo:font-weight="bold" officeooo:rsid="006db5aa" style:font-weight-asian="bold" style:font-weight-complex="bold"/>
    </style:style>
    <style:style style:name="T46" style:family="text">
      <style:text-properties style:text-underline-style="solid" style:text-underline-width="auto" style:text-underline-color="font-color" fo:font-weight="bold" officeooo:rsid="006ec326" style:font-weight-asian="bold" style:font-weight-complex="bold"/>
    </style:style>
    <style:style style:name="T47" style:family="text">
      <style:text-properties style:text-underline-style="solid" style:text-underline-width="auto" style:text-underline-color="font-color" fo:font-weight="bold" officeooo:rsid="00714e64" style:font-weight-asian="bold" style:font-weight-complex="bold"/>
    </style:style>
    <style:style style:name="T48" style:family="text">
      <style:text-properties style:text-underline-style="solid" style:text-underline-width="auto" style:text-underline-color="font-color" fo:font-weight="bold" officeooo:rsid="00715747" style:font-weight-asian="bold" style:font-weight-complex="bold"/>
    </style:style>
    <style:style style:name="T49" style:family="text">
      <style:text-properties style:text-underline-style="solid" style:text-underline-width="auto" style:text-underline-color="font-color" fo:font-weight="bold" officeooo:rsid="0072b0f1" style:font-weight-asian="bold" style:font-weight-complex="bold"/>
    </style:style>
    <style:style style:name="T50" style:family="text">
      <style:text-properties style:text-underline-style="solid" style:text-underline-width="auto" style:text-underline-color="font-color" fo:font-weight="bold" officeooo:rsid="007312bc" style:font-weight-asian="bold" style:font-weight-complex="bold"/>
    </style:style>
    <style:style style:name="T51" style:family="text">
      <style:text-properties style:text-underline-style="solid" style:text-underline-width="auto" style:text-underline-color="font-color" fo:font-weight="bold" officeooo:rsid="0074f852" style:font-weight-asian="bold" style:font-weight-complex="bold"/>
    </style:style>
    <style:style style:name="T52" style:family="text">
      <style:text-properties style:text-underline-style="solid" style:text-underline-width="auto" style:text-underline-color="font-color" fo:font-weight="bold" officeooo:rsid="007874bc" style:font-weight-asian="bold" style:font-weight-complex="bold"/>
    </style:style>
    <style:style style:name="T53" style:family="text">
      <style:text-properties style:text-underline-style="solid" style:text-underline-width="auto" style:text-underline-color="font-color" fo:font-weight="bold" officeooo:rsid="007f69c4" style:font-weight-asian="bold" style:font-weight-complex="bold"/>
    </style:style>
    <style:style style:name="T54" style:family="text">
      <style:text-properties style:text-underline-style="solid" style:text-underline-width="auto" style:text-underline-color="font-color" fo:font-weight="bold" officeooo:rsid="0081a10a" style:font-weight-asian="bold" style:font-weight-complex="bold"/>
    </style:style>
    <style:style style:name="T55" style:family="text">
      <style:text-properties style:text-underline-style="solid" style:text-underline-width="auto" style:text-underline-color="font-color" fo:font-weight="bold" officeooo:rsid="008273ca" style:font-weight-asian="bold" style:font-weight-complex="bold"/>
    </style:style>
    <style:style style:name="T56" style:family="text">
      <style:text-properties style:text-underline-style="solid" style:text-underline-width="auto" style:text-underline-color="font-color" fo:font-weight="bold" officeooo:rsid="0084fbc2" style:font-weight-asian="bold" style:font-weight-complex="bold"/>
    </style:style>
    <style:style style:name="T57" style:family="text">
      <style:text-properties style:text-underline-style="solid" style:text-underline-width="auto" style:text-underline-color="font-color" fo:font-weight="bold" officeooo:rsid="008583c3" style:font-weight-asian="bold" style:font-weight-complex="bold"/>
    </style:style>
    <style:style style:name="T58" style:family="text">
      <style:text-properties style:text-underline-style="solid" style:text-underline-width="auto" style:text-underline-color="font-color" fo:font-weight="bold" officeooo:rsid="0087a3b6" style:font-weight-asian="bold" style:font-weight-complex="bold"/>
    </style:style>
    <style:style style:name="T59" style:family="text">
      <style:text-properties style:text-underline-style="solid" style:text-underline-width="auto" style:text-underline-color="font-color" fo:font-weight="bold" officeooo:rsid="00887c01" style:font-weight-asian="bold" style:font-weight-complex="bold"/>
    </style:style>
    <style:style style:name="T60" style:family="text">
      <style:text-properties style:text-underline-style="solid" style:text-underline-width="auto" style:text-underline-color="font-color" fo:font-weight="bold" officeooo:rsid="008bcfba" style:font-weight-asian="bold" style:font-weight-complex="bold"/>
    </style:style>
    <style:style style:name="T61" style:family="text">
      <style:text-properties style:text-underline-style="solid" style:text-underline-width="auto" style:text-underline-color="font-color" fo:font-weight="bold" officeooo:rsid="008de991" style:font-weight-asian="bold" style:font-weight-complex="bold"/>
    </style:style>
    <style:style style:name="T62" style:family="text">
      <style:text-properties style:text-underline-style="solid" style:text-underline-width="auto" style:text-underline-color="font-color" fo:font-weight="bold" officeooo:rsid="0094fec4" style:font-weight-asian="bold" style:font-weight-complex="bold"/>
    </style:style>
    <style:style style:name="T63" style:family="text">
      <style:text-properties style:text-underline-style="solid" style:text-underline-width="auto" style:text-underline-color="font-color" fo:font-weight="bold" officeooo:rsid="0095eb82" style:font-weight-asian="bold" style:font-weight-complex="bold"/>
    </style:style>
    <style:style style:name="T64" style:family="text">
      <style:text-properties style:text-underline-style="solid" style:text-underline-width="auto" style:text-underline-color="font-color" fo:font-weight="bold" officeooo:rsid="00979828" style:font-weight-asian="bold" style:font-weight-complex="bold"/>
    </style:style>
    <style:style style:name="T65" style:family="text">
      <style:text-properties style:text-underline-style="solid" style:text-underline-width="auto" style:text-underline-color="font-color" fo:font-weight="bold" officeooo:rsid="0099286e" style:font-weight-asian="bold" style:font-weight-complex="bold"/>
    </style:style>
    <style:style style:name="T66" style:family="text">
      <style:text-properties style:text-underline-style="solid" style:text-underline-width="auto" style:text-underline-color="font-color" fo:font-weight="bold" officeooo:rsid="009ad9f0" style:font-weight-asian="bold" style:font-weight-complex="bold"/>
    </style:style>
    <style:style style:name="T67" style:family="text">
      <style:text-properties style:text-underline-style="solid" style:text-underline-width="auto" style:text-underline-color="font-color" fo:font-weight="bold" officeooo:rsid="009d2421" style:font-weight-asian="bold" style:font-weight-complex="bold"/>
    </style:style>
    <style:style style:name="T68" style:family="text">
      <style:text-properties style:text-underline-style="solid" style:text-underline-width="auto" style:text-underline-color="font-color" fo:font-weight="bold" officeooo:rsid="00a2331a" style:font-weight-asian="bold" style:font-weight-complex="bold"/>
    </style:style>
    <style:style style:name="T69" style:family="text">
      <style:text-properties style:text-underline-style="solid" style:text-underline-width="auto" style:text-underline-color="font-color" fo:font-weight="bold" officeooo:rsid="00a3b663" style:font-weight-asian="bold" style:font-weight-complex="bold"/>
    </style:style>
    <style:style style:name="T70" style:family="text">
      <style:text-properties style:text-underline-style="solid" style:text-underline-width="auto" style:text-underline-color="font-color" fo:font-weight="bold" officeooo:rsid="00a5852b" style:font-weight-asian="bold" style:font-weight-complex="bold"/>
    </style:style>
    <style:style style:name="T71" style:family="text">
      <style:text-properties style:text-underline-style="solid" style:text-underline-width="auto" style:text-underline-color="font-color" fo:font-weight="bold" officeooo:rsid="00a7fa38" style:font-weight-asian="bold" style:font-weight-complex="bold"/>
    </style:style>
    <style:style style:name="T72" style:family="text">
      <style:text-properties style:text-underline-style="solid" style:text-underline-width="auto" style:text-underline-color="font-color" fo:font-weight="bold" officeooo:rsid="00aa3dd1" style:font-weight-asian="bold" style:font-weight-complex="bold"/>
    </style:style>
    <style:style style:name="T73" style:family="text">
      <style:text-properties style:text-underline-style="solid" style:text-underline-width="auto" style:text-underline-color="font-color" fo:font-weight="bold" officeooo:rsid="00abb805" style:font-weight-asian="bold" style:font-weight-complex="bold"/>
    </style:style>
    <style:style style:name="T74" style:family="text">
      <style:text-properties style:text-underline-style="solid" style:text-underline-width="auto" style:text-underline-color="font-color" fo:font-weight="bold" officeooo:rsid="00aca6a5" style:font-weight-asian="bold" style:font-weight-complex="bold"/>
    </style:style>
    <style:style style:name="T75" style:family="text">
      <style:text-properties style:text-underline-style="solid" style:text-underline-width="auto" style:text-underline-color="font-color" fo:font-weight="bold" officeooo:rsid="00ad1dc3" style:font-weight-asian="bold" style:font-weight-complex="bold"/>
    </style:style>
    <style:style style:name="T76" style:family="text">
      <style:text-properties style:text-underline-style="solid" style:text-underline-width="auto" style:text-underline-color="font-color" fo:font-weight="bold" officeooo:rsid="00af3f34" style:font-weight-asian="bold" style:font-weight-complex="bold"/>
    </style:style>
    <style:style style:name="T77" style:family="text">
      <style:text-properties style:text-underline-style="solid" style:text-underline-width="auto" style:text-underline-color="font-color" fo:font-weight="bold" officeooo:rsid="00b0ac79" style:font-weight-asian="bold" style:font-weight-complex="bold"/>
    </style:style>
    <style:style style:name="T78" style:family="text">
      <style:text-properties style:text-underline-style="solid" style:text-underline-width="auto" style:text-underline-color="font-color" fo:font-weight="bold" officeooo:rsid="00b1bd38" style:font-weight-asian="bold" style:font-weight-complex="bold"/>
    </style:style>
    <style:style style:name="T79" style:family="text">
      <style:text-properties style:text-underline-style="solid" style:text-underline-width="auto" style:text-underline-color="font-color" fo:font-weight="bold" officeooo:rsid="00b4981e" style:font-weight-asian="bold" style:font-weight-complex="bold"/>
    </style:style>
    <style:style style:name="T80" style:family="text">
      <style:text-properties style:text-underline-style="solid" style:text-underline-width="auto" style:text-underline-color="font-color" fo:font-weight="bold" officeooo:rsid="00b5290c" style:font-weight-asian="bold" style:font-weight-complex="bold"/>
    </style:style>
    <style:style style:name="T81" style:family="text">
      <style:text-properties style:text-underline-style="solid" style:text-underline-width="auto" style:text-underline-color="font-color" fo:font-weight="bold" officeooo:rsid="00b8136f" style:font-weight-asian="bold" style:font-weight-complex="bold"/>
    </style:style>
    <style:style style:name="T82" style:family="text">
      <style:text-properties style:text-underline-style="solid" style:text-underline-width="auto" style:text-underline-color="font-color" fo:font-weight="bold" officeooo:rsid="00b9fec5" style:font-weight-asian="bold" style:font-weight-complex="bold"/>
    </style:style>
    <style:style style:name="T83" style:family="text">
      <style:text-properties style:text-underline-style="solid" style:text-underline-width="auto" style:text-underline-color="font-color" fo:font-weight="bold" officeooo:rsid="00bb6d6d" style:font-weight-asian="bold" style:font-weight-complex="bold"/>
    </style:style>
    <style:style style:name="T84" style:family="text">
      <style:text-properties style:text-underline-style="solid" style:text-underline-width="auto" style:text-underline-color="font-color" fo:font-weight="bold" officeooo:rsid="00bf772d" style:font-weight-asian="bold" style:font-weight-complex="bold"/>
    </style:style>
    <style:style style:name="T85" style:family="text">
      <style:text-properties style:text-underline-style="solid" style:text-underline-width="auto" style:text-underline-color="font-color" fo:font-weight="bold" officeooo:rsid="00c01424" style:font-weight-asian="bold" style:font-weight-complex="bold"/>
    </style:style>
    <style:style style:name="T86" style:family="text">
      <style:text-properties style:text-underline-style="solid" style:text-underline-width="auto" style:text-underline-color="font-color" fo:font-weight="bold" officeooo:rsid="00c28a96" style:font-weight-asian="bold" style:font-weight-complex="bold"/>
    </style:style>
    <style:style style:name="T87" style:family="text">
      <style:text-properties style:text-underline-style="solid" style:text-underline-width="auto" style:text-underline-color="font-color" fo:font-weight="bold" officeooo:rsid="00c2ba8f" style:font-weight-asian="bold" style:font-weight-complex="bold"/>
    </style:style>
    <style:style style:name="T88" style:family="text">
      <style:text-properties style:text-underline-style="solid" style:text-underline-width="auto" style:text-underline-color="font-color" fo:font-weight="bold" officeooo:rsid="00c46a59" style:font-weight-asian="bold" style:font-weight-complex="bold"/>
    </style:style>
    <style:style style:name="T89" style:family="text">
      <style:text-properties style:text-underline-style="solid" style:text-underline-width="auto" style:text-underline-color="font-color" fo:font-weight="bold" officeooo:rsid="00c620e4" style:font-weight-asian="bold" style:font-weight-complex="bold"/>
    </style:style>
    <style:style style:name="T90" style:family="text">
      <style:text-properties style:text-underline-style="solid" style:text-underline-width="auto" style:text-underline-color="font-color" officeooo:rsid="00c620e4"/>
    </style:style>
    <style:style style:name="T91" style:family="text">
      <style:text-properties fo:font-weight="bold" officeooo:rsid="0030cb33" style:font-weight-asian="bold" style:font-weight-complex="bold"/>
    </style:style>
    <style:style style:name="T92" style:family="text">
      <style:text-properties fo:font-weight="bold" officeooo:rsid="00b5290c" style:font-weight-asian="bold" style:font-weight-complex="bold"/>
    </style:style>
    <style:style style:name="T93" style:family="text">
      <style:text-properties officeooo:rsid="002ca49f"/>
    </style:style>
    <style:style style:name="T94" style:family="text">
      <style:text-properties officeooo:rsid="0034794a"/>
    </style:style>
    <style:style style:name="T95" style:family="text">
      <style:text-properties officeooo:rsid="0034d048"/>
    </style:style>
    <style:style style:name="T96" style:family="text">
      <style:text-properties officeooo:rsid="003b4448"/>
    </style:style>
    <style:style style:name="T97" style:family="text">
      <style:text-properties officeooo:rsid="003fee90"/>
    </style:style>
    <style:style style:name="T98" style:family="text">
      <style:text-properties officeooo:rsid="0042b550"/>
    </style:style>
    <style:style style:name="T99" style:family="text">
      <style:text-properties officeooo:rsid="004766fa"/>
    </style:style>
    <style:style style:name="T100" style:family="text">
      <style:text-properties officeooo:rsid="004aa3db"/>
    </style:style>
    <style:style style:name="T101" style:family="text">
      <style:text-properties officeooo:rsid="00503bc8"/>
    </style:style>
    <style:style style:name="T102" style:family="text">
      <style:text-properties officeooo:rsid="005492b8"/>
    </style:style>
    <style:style style:name="T103" style:family="text">
      <style:text-properties officeooo:rsid="00580955"/>
    </style:style>
    <style:style style:name="T104" style:family="text">
      <style:text-properties officeooo:rsid="005c1032"/>
    </style:style>
    <style:style style:name="T105" style:family="text">
      <style:text-properties officeooo:rsid="005ec64d"/>
    </style:style>
    <style:style style:name="T106" style:family="text">
      <style:text-properties officeooo:rsid="0060c415"/>
    </style:style>
    <style:style style:name="T107" style:family="text">
      <style:text-properties officeooo:rsid="0068ebe7"/>
    </style:style>
    <style:style style:name="T108" style:family="text">
      <style:text-properties officeooo:rsid="006bdec1"/>
    </style:style>
    <style:style style:name="T109" style:family="text">
      <style:text-properties officeooo:rsid="006ec326"/>
    </style:style>
    <style:style style:name="T110" style:family="text">
      <style:text-properties officeooo:rsid="00714e64"/>
    </style:style>
    <style:style style:name="T111" style:family="text">
      <style:text-properties officeooo:rsid="007312bc"/>
    </style:style>
    <style:style style:name="T112" style:family="text">
      <style:text-properties officeooo:rsid="0076a1de"/>
    </style:style>
    <style:style style:name="T113" style:family="text">
      <style:text-properties officeooo:rsid="0079d439"/>
    </style:style>
    <style:style style:name="T114" style:family="text">
      <style:text-properties officeooo:rsid="007f69c4"/>
    </style:style>
    <style:style style:name="T115" style:family="text">
      <style:text-properties officeooo:rsid="008273ca"/>
    </style:style>
    <style:style style:name="T116" style:family="text">
      <style:text-properties officeooo:rsid="0085c8b3"/>
    </style:style>
    <style:style style:name="T117" style:family="text">
      <style:text-properties officeooo:rsid="00887c01"/>
    </style:style>
    <style:style style:name="T118" style:family="text">
      <style:text-properties officeooo:rsid="008c430e"/>
    </style:style>
    <style:style style:name="T119" style:family="text">
      <style:text-properties officeooo:rsid="0095fbcf"/>
    </style:style>
    <style:style style:name="T120" style:family="text">
      <style:text-properties officeooo:rsid="0099286e"/>
    </style:style>
    <style:style style:name="T121" style:family="text">
      <style:text-properties officeooo:rsid="009ad9f0"/>
    </style:style>
    <style:style style:name="T122" style:family="text">
      <style:text-properties officeooo:rsid="009f4314"/>
    </style:style>
    <style:style style:name="T123" style:family="text">
      <style:text-properties officeooo:rsid="00a245cc"/>
    </style:style>
    <style:style style:name="T124" style:family="text">
      <style:text-properties officeooo:rsid="00a7fa38"/>
    </style:style>
    <style:style style:name="T125" style:family="text">
      <style:text-properties officeooo:rsid="00ad1dc3"/>
    </style:style>
    <style:style style:name="T126" style:family="text">
      <style:text-properties officeooo:rsid="00af3f34"/>
    </style:style>
    <style:style style:name="T127" style:family="text">
      <style:text-properties officeooo:rsid="00b0ac79"/>
    </style:style>
    <style:style style:name="T128" style:family="text">
      <style:text-properties officeooo:rsid="00b5290c"/>
    </style:style>
    <style:style style:name="T129" style:family="text">
      <style:text-properties officeooo:rsid="00bd58e4"/>
    </style:style>
    <style:style style:name="T130" style:family="text">
      <style:text-properties officeooo:rsid="00c20fbd"/>
    </style:style>
    <style:style style:name="T131" style:family="text">
      <style:text-properties officeooo:rsid="00c28a96"/>
    </style:style>
    <style:style style:name="T132" style:family="text">
      <style:text-properties officeooo:rsid="00c43ea0"/>
    </style:style>
    <style:style style:name="T133" style:family="text">
      <style:text-properties officeooo:rsid="00c620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ЕЧЬ</text:p>
      <text:p text:style-name="P2">Слайд 1. Титульный</text:p>
      <text:p text:style-name="P5"><text:tab/><text:span text:style-name="T1">Всем привет! Меня зовут Владимир Тарасов. Я ведущий инженер-программист в Департаменте Контактных Центров. Сегодня я расскажу как мы переходили на Java 11 в нашем продукте — конфигураторе КЦ.</text:span></text:p>
      <text:p text:style-name="P3">Слайд <text:span text:style-name="T2">2</text:span>. <text:span text:style-name="T2">Disclaimer</text:span></text:p>
      <text:p text:style-name="P6"><text:tab/><text:span text:style-name="T3">Небольшой дисклаймер. Все, что будет в данном докладе является личным мнением автора. Поэтому наш отдел, а также я, не несем никакой ответственности за применением того, что будет сказано, у вас. Если что-то сломается, полетит — мы не виноваты.</text:span></text:p>
      <text:p text:style-name="P4">Слайд <text:span text:style-name="T4">3</text:span>. <text:span text:style-name="T5">План</text:span></text:p>
      <text:p text:style-name="P8"><text:tab/><text:span text:style-name="T6">Давайте вкратце посмотрим на план доклада. То есть, сначала я расскажу, а зачем нам вообще понадобилось переходить на Java 11? Как мы будем это делать? Далее мы увидим, что на Java 11 перейти не так и сложно. Но! Потом мы встретимся в затыках с некоторыми особенностями Java 11. И расскажу, почему в итоге мы сделали лишь половину.</text:span></text:p>
      <text:p text:style-name="P61">Слайд <text:span text:style-name="T7">4</text:span>. <text:span text:style-name="T7">А зачем оно нам?</text:span></text:p>
      <text:p text:style-name="P61">Слайд <text:span text:style-name="T7">5</text:span>. <text:span text:style-name="T7">Старый добрый Oracle JDK 8</text:span></text:p>
      <text:p text:style-name="P9"><text:tab/><text:span text:style-name="T8">Мы, как и большинство здесь присутствующих, сидели на Oracle Java 8. Нам все нравилось. Она релизнулась в марте 2014 года. Столько новых полюбившихся нам киллер фич, таких как дефолтные методы в интерфейсах, лямбды, опшиналы, стрим и новый тайм апи. Казалось бы, чего не нравится то?</text:span></text:p>
      <text:p text:style-name="P10"><text:span text:style-name="T12">Слайд </text:span><text:span text:style-name="T14">6</text:span><text:span text:style-name="T12">. </text:span><text:span text:style-name="T13">Oracle JDK 8 </text:span><text:span text:style-name="T15">сняли с бесплатной поддержки</text:span></text:p>
      <text:p text:style-name="P10"><text:tab/><text:span text:style-name="T93">Как гром среди ясного неба прогремела новость о том, что Oracle снимает Java 8 с бесплатной поддержки в январе 2019 года. А стало быть нужно или искать другие решения или покупать платную лицензию. Покупать — не наш путь))</text:span></text:p>
      <text:p text:style-name="P11"><text:span text:style-name="T12">Слайд </text:span><text:span text:style-name="T16">7</text:span><text:span text:style-name="T12">. </text:span><text:span text:style-name="T17">И чо? Есть же 9 и 10</text:span></text:p>
      <text:p text:style-name="P7"><text:span text:style-name="T91"><text:tab/></text:span><text:span text:style-name="T9">И чо? Есть же Java 9 и 10. </text:span><text:span text:style-name="T10">Релизнулись они в сентябре 2017 и марте 2018 годов. </text:span><text:span text:style-name="T11">С Java 9 новый полугодичный релизный цикл, а значит мы будем получать каждые пол года улучшения апи, JVM, GC. Клево же? Переходим на них?</text:span></text:p>
      <text:p text:style-name="P11"><text:span text:style-name="T18">Слайд </text:span><text:span text:style-name="T12">8</text:span><text:span text:style-name="T18">. </text:span><text:span text:style-name="T19">Они не LTS((</text:span></text:p>
      <text:p text:style-name="P11"><text:tab/><text:span text:style-name="T94">То есть, поддержка прекратится при выходе следующей новой версии.</text:span></text:p>
      <text:p text:style-name="P12"><text:span text:style-name="T18">Слайд </text:span><text:span text:style-name="T20">9</text:span><text:span text:style-name="T18">. </text:span><text:span text:style-name="T20">Ну и чо? Java 11?</text:span></text:p>
      <text:p text:style-name="P12"><text:tab/><text:span text:style-name="T95">Ну и чо? Давайте перейдем на Oracle Java 11. Тока что вышла — 25 сентября 2018. Свеженькая, новенькая, LTS! Переходим?</text:span></text:p>
      <text:p text:style-name="P13"><text:span text:style-name="T18">Слайд </text:span><text:span text:style-name="T21">10</text:span><text:span text:style-name="T18">. </text:span><text:span text:style-name="T22">Изменилась лицензия</text:span></text:p>
      <text:p text:style-name="P13"><text:tab/><text:span text:style-name="T96">Oracle подослала троянского коня. Изменилась лицензия, в которой говорится, что нельзя использовать Oracle Java 11 в коммерческих приложениях, если вы не купили поддержку у Oracle.</text:span></text:p>
      <text:p text:style-name="P14"><text:span text:style-name="T18">Слайд </text:span><text:span text:style-name="T21">1</text:span><text:span text:style-name="T23">1</text:span><text:span text:style-name="T18">. </text:span><text:span text:style-name="T23">И тут на арену выходит OpenJDK</text:span></text:p>
      <text:p text:style-name="P15"><text:tab/><text:span text:style-name="T97">По сути это тот же Oracle JDK, но без дополнительных фич Oracle. Oracle JDK основан на коде OpenJDK, он полностью протестирован TCK и соответствует спецификациям Java. И к тому же он бесплатный, и его можно использовать в коммерческих продуктах.</text:span></text:p>
      <text:p text:style-name="P15"><text:span text:style-name="T18">Слайд </text:span><text:span text:style-name="T21">1</text:span><text:span text:style-name="T24">2</text:span><text:span text:style-name="T18">. </text:span><text:span text:style-name="T24">А может сразу OpenJDK 11</text:span></text:p>
      <text:p text:style-name="P15"><text:tab/><text:span text:style-name="T98">У нас возникло два варианта, или просто перейти на OpenJDK 8, или сразу на 11. Ну мы же хотим новые фичи Java 11? Хотим использовать var? Прикольно же. Хотим Flight Recorder на проде? Новый реактивный HTTP Client? А может даже модульность Jigsaw?</text:span></text:p>
      <text:p text:style-name="P16"><text:span text:style-name="T18">Слайд </text:span><text:span text:style-name="T21">1</text:span><text:span text:style-name="T25">3</text:span><text:span text:style-name="T18">. </text:span><text:span text:style-name="T24">А </text:span><text:span text:style-name="T25">давайте</text:span></text:p>
      <text:p text:style-name="P16"><text:span text:style-name="T18">Слайд </text:span><text:span text:style-name="T21">1</text:span><text:span text:style-name="T26">4</text:span><text:span text:style-name="T18">. </text:span><text:span text:style-name="T27">Мод</text:span><text:span text:style-name="T28">у</text:span><text:span text:style-name="T27">льность Jigsaw</text:span></text:p>
      <text:p text:style-name="P16"><text:tab/><text:span text:style-name="T99">По сути, основным главным изменением в Java после 8 версии является проект Jigsaw. <text:s/>Что это такое? В Java был один огромный тяжелый монолитный rt.jar. Дак вот его удалось распилить на кусочки — модули. Более того, мы свое приложение можем теперь распилить </text:span><text:soft-page-break/><text:span text:style-name="T99">на модули. И что самое клевое — мы можем собрать образ нашего приложения, включая в него только те куски платформы Java, что необходимы, а не тянуть весь rt.jar. Клево да?</text:span></text:p>
      <text:p text:style-name="P17"><text:span text:style-name="T18">Слайд </text:span><text:span text:style-name="T21">1</text:span><text:span text:style-name="T29">5</text:span><text:span text:style-name="T18">. </text:span><text:span text:style-name="T27">Мод</text:span><text:span text:style-name="T28">у</text:span><text:span text:style-name="T27">льность </text:span><text:span text:style-name="T29">public/protected</text:span></text:p>
      <text:p text:style-name="P17"><text:tab/><text:span text:style-name="T100">Как так, скажете вы. В джава же была всегда модульность, можно собрать приложения из нескольких jar. Но беда в том, что ограничения доступа к компонентам jar только на уровне пакетов! То есть, из если в пакете jar A лежат классы с доступом public/protected, то к ним можно получить доступ из jar B. А если я не хочу?</text:span></text:p>
      <text:p text:style-name="P18"><text:span text:style-name="T18">Слайд </text:span><text:span text:style-name="T21">1</text:span><text:span text:style-name="T30">6</text:span><text:span text:style-name="T18">. </text:span><text:span text:style-name="T27">Мод</text:span><text:span text:style-name="T28">у</text:span><text:span text:style-name="T27">льность </text:span><text:span text:style-name="T31">package</text:span><text:span text:style-name="T29">/</text:span><text:span text:style-name="T31">private</text:span></text:p>
      <text:p text:style-name="P18"><text:tab/><text:span text:style-name="T101">Ну дак есть же package/private, скажете вы. Но это не спасет! Через рефлексию к ним все равно можно получить доступ.</text:span></text:p>
      <text:p text:style-name="P19"><text:span text:style-name="T18">Слайд </text:span><text:span text:style-name="T21">1</text:span><text:span text:style-name="T32">7</text:span><text:span text:style-name="T18">. </text:span><text:span text:style-name="T33">Jigsaw</text:span><text:span text:style-name="T27"> </text:span><text:span text:style-name="T29">public/protected</text:span></text:p>
      <text:p text:style-name="P19"><text:tab/><text:span text:style-name="T102">Начиная с Java 9 таких проблем нет. Мы можем в нашем jar A и jar B прописать файли module-info.java, в котором указать, какие пакеты мы хотим экспортировать наружу или импортировать. И все. И если наш пакет не экспортируется, то мы не можем к нему получить доступ снаружи. Классно да?</text:span></text:p>
      <text:p text:style-name="P21"><text:span text:style-name="T18">Слайд </text:span><text:span text:style-name="T21">1</text:span><text:span text:style-name="T34">8</text:span><text:span text:style-name="T18">. </text:span><text:span text:style-name="T33">Jigsaw</text:span><text:span text:style-name="T27"> </text:span><text:span text:style-name="T31">package</text:span><text:span text:style-name="T29">/</text:span><text:span text:style-name="T31">private</text:span></text:p>
      <text:p text:style-name="P20"><text:tab/><text:span text:style-name="T103">То же самое с package/private. Мы не получим к ним доступ через рефлексию. Единственным моментом является то, что помимо classpath появился еще и modulepath. Modulepath — это тот же classpath, но только, если мы в нем пропишем jar, то они станут модулями, и мы получим все плюшки от модульности.</text:span></text:p>
      <text:p text:style-name="P22"><text:span text:style-name="T18">Слайд </text:span><text:span text:style-name="T21">1</text:span><text:span text:style-name="T35">9</text:span><text:span text:style-name="T18">. </text:span><text:span text:style-name="T35">Окей. И как мы будем переходить на OpenJDK 11 и включать модульность?</text:span></text:p>
      <text:p text:style-name="P23"><text:span text:style-name="T18">Слайд </text:span><text:span text:style-name="T36">20</text:span><text:span text:style-name="T18">. </text:span><text:span text:style-name="T37">План. Поможем Виталику?</text:span></text:p>
      <text:p text:style-name="P23"><text:tab/><text:span text:style-name="T104">В Java есть специальный Migration Guide, который говорит, как переходить с Java 8 на более свежие версии Java. Ну и как включить модульность, соответственно. На основании него мы выкатили план для нашего проекта, который состоит из 5 шагов. Сначала мы просто перейдем на OpenJDK 8. Далее мы будем компилиться на 8, но запускаться на 11 — обратная совместимость, ага? Нам же хочется получать новые плюшки Java 11, поэтому мы будем компилиться на Java 11. Ну и далее плавно переность сначала зависимости по одной из classpath на modulepath, а потом также и модули нашего проект. И все, relax…</text:span></text:p>
      <text:p text:style-name="P24"><text:span text:style-name="T18">Слайд </text:span><text:span text:style-name="T36">2</text:span><text:span text:style-name="T38">1</text:span><text:span text:style-name="T18">. </text:span><text:span text:style-name="T38">OpenJDK 8</text:span></text:p>
      <text:p text:style-name="P24"><text:tab/><text:span text:style-name="T105">Шаг 1. Для перехода на OpenJDK 8 на всего-то нужно в наших сборочных скриптах начать использовать OpenJDK 8, а не Oracle JDK 8. Переписываем пару строчек.</text:span></text:p>
      <text:p text:style-name="P25"><text:span text:style-name="T18">Слайд </text:span><text:span text:style-name="T36">2</text:span><text:span text:style-name="T39">2</text:span><text:span text:style-name="T18">. </text:span><text:span text:style-name="T39">Сработало</text:span></text:p>
      <text:p text:style-name="P25"><text:tab/><text:span text:style-name="T106">Запускаемся… Все сработало! Отлично.</text:span></text:p>
      <text:p text:style-name="P26"><text:span text:style-name="T18">Слайд </text:span><text:span text:style-name="T36">2</text:span><text:span text:style-name="T40">3</text:span><text:span text:style-name="T18">. </text:span><text:span text:style-name="T40">Переходим к шагу 2</text:span></text:p>
      <text:p text:style-name="P27"><text:span text:style-name="T18">Слайд </text:span><text:span text:style-name="T36">2</text:span><text:span text:style-name="T41">4</text:span><text:span text:style-name="T18">. </text:span><text:span text:style-name="T42">8 → 11</text:span></text:p>
      <text:p text:style-name="P27"><text:tab/><text:span text:style-name="T107">Пробуем сделать то же самое, только версия Java 11. Запускаемся…</text:span></text:p>
      <text:p text:style-name="P28"><text:span text:style-name="T18">Слайд </text:span><text:span text:style-name="T36">2</text:span><text:span text:style-name="T43">5</text:span><text:span text:style-name="T18">. </text:span><text:span text:style-name="T44">JVM не стартовала</text:span></text:p>
      <text:p text:style-name="P29"><text:tab/><text:span text:style-name="T108">Смотрим. Хм. Не определен ключик PrintGCTimeStamps. Хм, странно. Раньше вроде такого не было. Смотрим в строку запуска java. Видим там два ключика. Просто удалить их? </text:span></text:p>
      <text:p text:style-name="P29"><text:span text:style-name="T108">А как нам теперь выводить подробную информацию по GC?</text:span></text:p>
      <text:p text:style-name="P29"><text:span text:style-name="T18">Слайд </text:span><text:span text:style-name="T36">2</text:span><text:span text:style-name="T45">6</text:span><text:span text:style-name="T18">. </text:span><text:span text:style-name="T46">JEP 158</text:span></text:p>
      <text:p text:style-name="P29"><text:tab/><text:span text:style-name="T109">Гуглим… Ага! Оказывается, в Java 9 появился новый JEP 158. Он говорит, что теперь Java использует унифицированный фреймворк для логирования всех частей Java. То есть, не для каждой части свой, а один, общий на всех: для компилятора, загрузчика классов, метаспейса, ну и нашего GC. Ищем аналог нашего ключика… Нашли: -Xlog:gc*</text:span></text:p>
      <text:p text:style-name="P30"><text:span text:style-name="T18">Слайд </text:span><text:span text:style-name="T36">2</text:span><text:span text:style-name="T47">7</text:span><text:span text:style-name="T18">. </text:span><text:span text:style-name="T47">Упало приложение</text:span></text:p>
      <text:p text:style-name="P30"><text:tab/><text:span text:style-name="T110">Ну клево. Запускаемся… JVM стартовала, но приложение упало. Хм, что там еще? Какой-то ClassNotFound. Да, наш проект использует JAXB, но почему его нет в classpath? Был же раньше? Что случилось?</text:span></text:p>
      <text:p text:style-name="P31"><text:span text:style-name="T18">Слайд </text:span><text:span text:style-name="T36">2</text:span><text:span text:style-name="T48">8</text:span><text:span text:style-name="T18">. </text:span><text:span text:style-name="T49">JEP </text:span><text:span text:style-name="T50">320</text:span></text:p>
      <text:p text:style-name="P31"><text:soft-page-break/><text:tab/><text:span text:style-name="T111">Гуглим… Ага! JEP 320. Исторически так сложилось, что в Java SE присутствовали части EE. К ним относились JAXB, WS, transactional и т. д. Дак вот, с Java 9 ребята задумались об этом, и объявили эти части @Deprecated. А в Java 11 вообще выпилили их из SE. Что делать? Правильно, добавляем их в зависимости.</text:span></text:p>
      <text:p text:style-name="P32"><text:span text:style-name="T18">Слайд </text:span><text:span text:style-name="T36">2</text:span><text:span text:style-name="T51">9</text:span><text:span text:style-name="T18">. </text:span><text:span text:style-name="T51">Gradle скрипт с xml</text:span></text:p>
      <text:p text:style-name="P32"><text:tab/><text:span text:style-name="T112">Добавили рекомендованные версии и реализации. Запускаемся…</text:span></text:p>
      <text:p text:style-name="P33"><text:span text:style-name="T18">Слайд </text:span><text:span text:style-name="T52">30</text:span><text:span text:style-name="T18">. </text:span><text:span text:style-name="T52">Запустилось, но все ли верно?</text:span></text:p>
      <text:p text:style-name="P33"><text:tab/><text:span text:style-name="T113">Ура! Запустилось. Начинаем сравнивать с Java 8. Что-то с форматированием. Так, в датах в годе появились какие-то две цифры, какой-то пробел в процентах, и почему валюты стали называться по-другому? Можно, конечно, оставить, как есть, но у нас же еще есть тесты, которые проверяют внешний вид в GUI, и они не пройдут. Как так то?</text:span></text:p>
      <text:p text:style-name="P34"><text:span text:style-name="T18">Слайд </text:span><text:span text:style-name="T52">3</text:span><text:span text:style-name="T53">1</text:span><text:span text:style-name="T18">. </text:span><text:span text:style-name="T53">CLDR</text:span></text:p>
      <text:p text:style-name="P34"><text:tab/><text:span text:style-name="T114">Гуглим… Ага, CLDR. CLDR — это проект консорциума Unicode, который говорит, что а давайте, все данные по локализации приложений у нас будут храниться в xml, и наши приложения его их смогут получать для своей работы. Дак вот, CLDR был добавлен в Java 8, а в Java 9 он был объявлен как источник данных по-умолчанию. Че делать? Благо, есть соответствующий ключик, который вернет нам обратную совместимость. Давайте пока поиспользуем его.</text:span></text:p>
      <text:p text:style-name="P35"><text:span text:style-name="T18">Слайд </text:span><text:span text:style-name="T52">3</text:span><text:span text:style-name="T54">2</text:span><text:span text:style-name="T18">. </text:span><text:span text:style-name="T55">Ехууу!</text:span></text:p>
      <text:p text:style-name="P35"><text:tab/><text:span text:style-name="T115">Запускаемся… Все работает, все красиво.</text:span></text:p>
      <text:p text:style-name="P36"><text:span text:style-name="T18">Слайд </text:span><text:span text:style-name="T52">3</text:span><text:span text:style-name="T56">3</text:span><text:span text:style-name="T18">. </text:span><text:span text:style-name="T56">Виталик дошел до 3 шага</text:span></text:p>
      <text:p text:style-name="P36"><text:span text:style-name="T18">Слайд </text:span><text:span text:style-name="T52">3</text:span><text:span text:style-name="T56">4</text:span><text:span text:style-name="T18">. </text:span><text:span text:style-name="T57">11 → 11</text:span></text:p>
      <text:p text:style-name="P36"><text:tab/><text:span text:style-name="T116">Чтобы собираться на Java 11 нам в скриптах сборки всего-лишь нужно поменять версию Java на 11. Меняем… Собираем приложение…</text:span></text:p>
      <text:p text:style-name="P37"><text:span text:style-name="T18">Слайд </text:span><text:span text:style-name="T52">3</text:span><text:span text:style-name="T58">5</text:span><text:span text:style-name="T18">. </text:span><text:span text:style-name="T59">Упал тест с XML</text:span></text:p>
      <text:p text:style-name="P37"><text:tab/><text:span text:style-name="T117">Упал какой-то тест с XML. Смотрим. Оказывается это тест на проверки выходного формата XML в экспорте. Ожидали одно. А в xml затесался какой-то standalone=no. Че за фигня?</text:span></text:p>
      <text:p text:style-name="P38"><text:span text:style-name="T18">Слайд </text:span><text:span text:style-name="T52">3</text:span><text:span text:style-name="T60">6</text:span><text:span text:style-name="T18">. </text:span><text:span text:style-name="T60">Изменилась реализация </text:span><text:bookmark-start text:name="__DdeLink__35_1997346921"/><text:span text:style-name="T60">XML</text:span><text:span text:style-name="T61">Event</text:span><text:span text:style-name="T60">Writer</text:span><text:bookmark-end text:name="__DdeLink__35_1997346921"/></text:p>
      <text:p text:style-name="P38"><text:tab/><text:span text:style-name="T118">Гуглим… Оказалось, что изменилась его реализация. Ну здорово, че… Можно, конечно, перейти на какой-нибудь StAX, но вроде как и этот ничего, да и тест всего один. В общем, переписали тест, чтобы ожидал standalone=no. Собираем снова…</text:span></text:p>
      <text:p text:style-name="P39"><text:span text:style-name="T18">Слайд </text:span><text:span text:style-name="T52">3</text:span><text:span text:style-name="T62">7</text:span><text:span text:style-name="T18">. </text:span><text:span text:style-name="T63">Упал Groovy-тест с XML</text:span></text:p>
      <text:p text:style-name="P39"><text:tab/><text:span text:style-name="T119">Теперь упал другой тест, тоже связанный с XML. Это Groovy-тест. Та же проблема — с форматированием. Смотрим… Добавил какие-то пустые строки. Хм… Как так?</text:span></text:p>
      <text:p text:style-name="P40"><text:span text:style-name="T18">Слайд </text:span><text:span text:style-name="T52">3</text:span><text:span text:style-name="T64">8</text:span><text:span text:style-name="T18">. </text:span><text:span text:style-name="T65">Заглянули внутри XML-сериализатора</text:span></text:p>
      <text:p text:style-name="P40"><text:tab/><text:span text:style-name="T120">Заглянули внутрь сериализаотора — там используется стандартный Transformer. На него снаружи мы повлиять не можем. Решили, что проще ожидать немного другой xml. Переписали тест. Собираемся...</text:span></text:p>
      <text:p text:style-name="P41"><text:span text:style-name="T18">Слай</text:span><text:span text:style-name="T66">д 39. Приложение собралось</text:span></text:p>
      <text:p text:style-name="P41"><text:tab/><text:span text:style-name="T121">Приложение собралось и запустилось. Все супер! Неужели так просто?</text:span></text:p>
      <text:p text:style-name="P42"><text:span text:style-name="T18">Слай</text:span><text:span text:style-name="T66">д </text:span><text:span text:style-name="T67">40. Виталик прошел 3 шаг</text:span></text:p>
      <text:p text:style-name="P42"><text:tab/><text:span text:style-name="T122">Наши Виталик тем временем дошел до 4 шага. Что мы имеем сейчас. Мы успешно собираемся и запускаемся на Java 11. Супер, не так ли?</text:span></text:p>
      <text:p text:style-name="P43"><text:span text:style-name="T18">Слай</text:span><text:span text:style-name="T66">д </text:span><text:span text:style-name="T67">4</text:span><text:span text:style-name="T68">1</text:span><text:span text:style-name="T67">. </text:span><text:span text:style-name="T68">Осталось добавить модульность, и все чики-пики</text:span></text:p>
      <text:p text:style-name="P44"><text:span text:style-name="T18">Слай</text:span><text:span text:style-name="T66">д </text:span><text:span text:style-name="T67">4</text:span><text:span text:style-name="T69">2</text:span><text:span text:style-name="T67">. </text:span><text:span text:style-name="T70">Два вопроса</text:span></text:p>
      <text:p text:style-name="P43"><text:tab/><text:span text:style-name="T123">Мы помним, что по плану мы сначала хотим плавно включить наши зависимости как модули, а потом и модули нашего проекта. Для этого нам надо решить два вопроса. Как мы будем собирать наше приложение как модульное Gradle-ом? Как мы будем его запускать как модульное в Idea?</text:span></text:p>
      <text:p text:style-name="P45"><text:span text:style-name="T18">Слай</text:span><text:span text:style-name="T66">д </text:span><text:span text:style-name="T67">4</text:span><text:span text:style-name="T71">3</text:span><text:span text:style-name="T67">. </text:span><text:span text:style-name="T71">Начнем с первого</text:span></text:p>
      <text:p text:style-name="P45"><text:soft-page-break/><text:tab/><text:span text:style-name="T124">Начнем с первого. Как оказалось, Gradle не умеет работать с модульностью Jigsaw. Вообще никак. Ну то есть, есть сторонние плагины, которые по сути все делают одно и то же, вот этим строки. То есть, берут и переносят все jar из classpath в modulepath. То есть, плавно модульность включить не получится… Зашибись! Ну ладно, что делать то. Так и сделали, добавили строчки в наш файл сборки. И тут…</text:span></text:p>
      <text:p text:style-name="P46"><text:span text:style-name="T18">Слай</text:span><text:span text:style-name="T66">д </text:span><text:span text:style-name="T67">4</text:span><text:span text:style-name="T72">4</text:span><text:span text:style-name="T67">. </text:span><text:span text:style-name="T73">Все начало падать уже на этапе сборки</text:span></text:p>
      <text:p text:style-name="P47"><text:span text:style-name="T18">Слай</text:span><text:span text:style-name="T66">д </text:span><text:span text:style-name="T67">4</text:span><text:span text:style-name="T74">5</text:span><text:span text:style-name="T67">. </text:span><text:span text:style-name="T75">Сплит-пакеты</text:span></text:p>
      <text:p text:style-name="P47"><text:tab/><text:span text:style-name="T125">Уже при сборке на модулях нашего самого корневого jar — fx.jar у нас вылезла портянка из более 100 строк. Смотрим, что же там. Читаем… Какой-то jar читает пакет с одним именем из разных двух других jar. То есть — это называется сплит-пакет. А суть Jigsaw такова, что чтобы предотвратить Jar hell, сплит-пакеты запрещены… Чо делать?</text:span></text:p>
      <text:p text:style-name="P48"><text:span text:style-name="T18">Слай</text:span><text:span text:style-name="T66">д </text:span><text:span text:style-name="T67">4</text:span><text:span text:style-name="T76">6</text:span><text:span text:style-name="T67">. </text:span><text:span text:style-name="T76">Исключаем сплит-пакеты из зависимостей</text:span></text:p>
      <text:p text:style-name="P48"><text:tab/><text:span text:style-name="T126">Ну давайте исключим те транзитивные зависимости, которые тянут сплит-пакеты, из зависимостей. Добавили кучу строк кода в сборочные скрипты. Начались костыли…</text:span></text:p>
      <text:p text:style-name="P49"><text:span text:style-name="T18">Слай</text:span><text:span text:style-name="T66">д </text:span><text:span text:style-name="T67">4</text:span><text:span text:style-name="T77">7</text:span><text:span text:style-name="T67">. </text:span><text:span text:style-name="T77">Объединение jar-ов</text:span></text:p>
      <text:p text:style-name="P49"><text:tab/><text:span text:style-name="T127">Оказалось, что это еще пол беды. Наш код использует разные классы из разных jar-ов, но которые лежат в пакетах с одним именем. А значит, их нельзя просто взять и исключить — мы получим ClassNotFound. Благо, есть специальная утилита, которая помогает мерджить два jar-а в один и потом его импортировать в проект. Ну мы так и сделали.</text:span></text:p>
      <text:p text:style-name="P50"><text:span text:style-name="T18">Слай</text:span><text:span text:style-name="T66">д </text:span><text:span text:style-name="T67">4</text:span><text:span text:style-name="T78">8</text:span><text:span text:style-name="T67">. </text:span><text:span text:style-name="T78">Жесть, не так ли?</text:span></text:p>
      <text:p text:style-name="P51"><text:span text:style-name="T18">Слай</text:span><text:span text:style-name="T66">д </text:span><text:span text:style-name="T67">4</text:span><text:span text:style-name="T79">9</text:span><text:span text:style-name="T67">. </text:span><text:span text:style-name="T80">Вспомним про наш проект</text:span></text:p>
      <text:p text:style-name="P51"><text:tab/><text:span text:style-name="T128">И это касается только зависимостей проекта. А что с самим нашим проектом? Этот проект — монолит. Он вырос из OSGi-бандлов, которых около 60 </text:span><text:span text:style-name="T92">(!!!)</text:span><text:span text:style-name="T128"> штук. И в них тоже исторически есть сплит-пакеты. Как их то собирать? </text:span></text:p>
      <text:p text:style-name="P52"><text:span text:style-name="T18">Слай</text:span><text:span text:style-name="T66">д </text:span><text:span text:style-name="T81">50</text:span><text:span text:style-name="T67">. </text:span><text:span text:style-name="T82">Зовем брата</text:span></text:p>
      <text:p text:style-name="P53"><text:tab/><text:span text:style-name="T128">Ну вроде бы как все просто — у нас же есть исходники, давайте перетянем пакеты с одним именем в один jar. Но не тут-то было…</text:span></text:p>
      <text:p text:style-name="P54"><text:span text:style-name="T18">Слай</text:span><text:span text:style-name="T66">д </text:span><text:span text:style-name="T81">5</text:span><text:span text:style-name="T83">1</text:span><text:span text:style-name="T67">. </text:span><text:span text:style-name="T82">Зовем брата</text:span></text:p>
      <text:p text:style-name="P54"><text:tab/><text:span text:style-name="T129">У нас есть fxlib, который отпочковался когда-то от fx. В нем есть ru.naumen.fx.util.SPI, на которые завязаны наши Groovy-скрипты. Мы не можем его просто так взять и перенести в fx, так как от fxlib зависят модули, которые не должны зависеть от fx. И таких мест несколько!</text:span></text:p>
      <text:p text:style-name="P55"><text:span text:style-name="T18">Слай</text:span><text:span text:style-name="T66">д </text:span><text:span text:style-name="T81">5</text:span><text:span text:style-name="T84">2</text:span><text:span text:style-name="T67">. </text:span><text:span text:style-name="T84">Предположим, мы решили проблемы </text:span><text:span text:style-name="T85">со сборкой</text:span></text:p>
      <text:p text:style-name="P55"><text:tab/><text:span text:style-name="T130">Ну предположим, мы решим проблемы с нашими сплит-пакетами. А разработчикам-то как быть? Им же запускать проект в Idea. Оказалось, что Idea тоже не очень то дружить с модульностью. Она использует эвристику, что если в проекте есть хоть один module-info.jar, то она запускает все приложение, как модульное. То есть, опять плавный запуск не получится.</text:span></text:p>
      <text:p text:style-name="P56"><text:span text:style-name="T18">Слай</text:span><text:span text:style-name="T66">д </text:span><text:span text:style-name="T81">5</text:span><text:span text:style-name="T86">3</text:span><text:span text:style-name="T67">. </text:span><text:span text:style-name="T86">А у нас SpringBoot</text:span></text:p>
      <text:p text:style-name="P56"><text:tab/><text:span text:style-name="T131">А у нас SpringBoot. И мы хотим запускать его просто как Main-класс. Но смотрите, что делает Idea. Так как у нас Gradle, то в нем все классы находятся в src, а ресурсы в resources. Idea добавляет их в modulepath отдельно. То есть, они становятся не одним модулем, а двумя разными. Причем, если в classes у нас содержится наш module-info.java, то как его поместить в resources? Никак. То есть, мы никак не сможем заргузить ресурсы из resources. Здрасьте, приехали!</text:span></text:p>
      <text:p text:style-name="P57"><text:span text:style-name="T18">Слай</text:span><text:span text:style-name="T66">д </text:span><text:span text:style-name="T81">5</text:span><text:span text:style-name="T87">4</text:span><text:span text:style-name="T67">. </text:span><text:span text:style-name="T87">Я устал — я ухожу</text:span></text:p>
      <text:p text:style-name="P57"><text:tab/><text:span text:style-name="T132">Конечно, эти все проблемы с модульностью можно решить наобором костылей. Но мы так подумали, что засорять наш код ими очень не хочется. Откатили все коммиты по модульности и оставили просто приложение на Java 11 classpath, то есть без модулей.</text:span></text:p>
      <text:p text:style-name="P58"><text:span text:style-name="T18">Слай</text:span><text:span text:style-name="T66">д </text:span><text:span text:style-name="T81">5</text:span><text:span text:style-name="T88">5</text:span><text:span text:style-name="T67">. </text:span><text:span text:style-name="T88">Выводы 1</text:span></text:p>
      <text:p text:style-name="P60"><text:tab/>Резюмируя. Оставаться на Oracle Java 8 нет никакого смысла, потому что мы не получим обновлений с января 2019 года. Поэтому нужно переходить на OpenJDK 8. Это <text:soft-page-break/>очень просто. Не так и сложно перейти сразу на Java 11, чтобы получать новые плюшки каждые пол года. Что мы и сделали в итоге.</text:p>
      <text:p text:style-name="P58"><text:span text:style-name="T18">Слай</text:span><text:span text:style-name="T66">д </text:span><text:span text:style-name="T81">5</text:span><text:span text:style-name="T89">6</text:span><text:span text:style-name="T67">. </text:span><text:span text:style-name="T88">Выводы 2</text:span></text:p>
      <text:p text:style-name="P58"><text:tab/><text:span text:style-name="T133">Включить модульность бескостыльными методами нам не удалось, потому что Java-сообщество на текущий момент не готово к модульности Jigsaw. Будем ждать лучших времен.</text:span></text:p>
      <text:p text:style-name="P59"><text:span text:style-name="T18">Слай</text:span><text:span text:style-name="T66">д </text:span><text:span text:style-name="T81">5</text:span><text:span text:style-name="T89">7</text:span><text:span text:style-name="T67">. </text:span><text:span text:style-name="T89">Все равно мы в тренде</text:span></text:p>
      <text:p text:style-name="P59"><text:tab/><text:span text:style-name="T133">Но мы все-таки на Java 11, а значит… мы в тренде!</text:span></text:p>
      <text:p text:style-name="P59"><text:span text:style-name="T18">Слай</text:span><text:span text:style-name="T66">д </text:span><text:span text:style-name="T81">5</text:span><text:span text:style-name="T89">8</text:span><text:span text:style-name="T67">. </text:span><text:span text:style-name="T89">Стасибо за внимание. Вопрос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4:59:13.439021291</meta:creation-date>
    <dc:date>2019-04-10T17:40:50.387574985</dc:date>
    <meta:editing-duration>PT2H39M27S</meta:editing-duration>
    <meta:editing-cycles>171</meta:editing-cycles>
    <meta:generator>LibreOffice/5.1.6.2$Linux_X86_64 LibreOffice_project/10m0$Build-2</meta:generator>
    <meta:document-statistic meta:table-count="0" meta:image-count="0" meta:object-count="0" meta:page-count="5" meta:paragraph-count="109" meta:word-count="2128" meta:character-count="13008" meta:non-whitespace-character-count="10920"/>
  </office:meta>
</office:document-meta>
</file>